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ModelAttributeMethodProcess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letModelAttributeMethodProcessorTests.createAttributeUriTemplateV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ModelAttributeMethodProcessorTests.createAttributeUriTemplateVarCannotConv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ModelAttributeMethodProcessorTests.attributesAsOptional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letModelAttributeMethodProcessorTests.attributesAsNull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BeanWithoutStringConstructor.TestBeanWithoutStringConstructor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ModelAttributeMethodProcessorTests.createAttributeRequestParameterCannotConv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ModelAttributeMethodProcessorTests.createAttributeUriTemplateVarWith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ModelAttributeMethodProcessorTests.modelAttribute( @ ModelAttribute ( "testBean1" ) TestBean testBean1 , @ ModelAttribute ( "testBean2" ) TestBeanWithoutStringConstructor testBean2 , @ ModelAttribute ( "testBean3" ) Optional &lt; TestBean &gt; testBean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ModelAttributeMethodProcessorTests.createAttributeRequestParameterWith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ModelAttributeMethodProcessorTests.createAttributeReques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BeanWithoutStringConstructor.TestBeanWithoutString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